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bcef7"/>
    </style:style>
    <style:style style:name="P2" style:family="paragraph" style:parent-style-name="Standard">
      <style:paragraph-properties fo:text-align="end" style:justify-single-word="false"/>
      <style:text-properties officeooo:rsid="000bcef7" officeooo:paragraph-rsid="000bcef7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ubtitle">
      <style:text-properties officeooo:rsid="000a02ec" officeooo:paragraph-rsid="000a02ec"/>
    </style:style>
    <style:style style:name="P5" style:family="paragraph" style:parent-style-name="Subtitle">
      <style:text-properties fo:font-size="16pt" officeooo:rsid="000a0320" officeooo:paragraph-rsid="000a0320" style:font-size-asian="16pt" style:font-size-complex="16pt"/>
    </style:style>
    <style:style style:name="P6" style:family="paragraph" style:parent-style-name="Title">
      <style:text-properties officeooo:rsid="000a02ec" officeooo:paragraph-rsid="000a02ec"/>
    </style:style>
    <style:style style:name="T1" style:family="text">
      <style:text-properties officeooo:rsid="000bce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ef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Redes de Computadores</text:p>
      <text:p text:style-name="P6">1º Trabalho Laboratorial</text:p>
      <text:p text:style-name="Standard"/>
      <text:p text:style-name="P5">Mestrado Integrado em Engenharia Informática e Computaçã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Ricardo Fontão <text:s text:c="3"/></text:span><text:a xlink:type="simple" xlink:href="mailto:up201806317@fe.up.pt" text:style-name="Internet_20_link" text:visited-style-name="Visited_20_Internet_20_Link"><text:span text:style-name="T3">up201806317</text:span></text:a><text:a xlink:type="simple" xlink:href="mailto:up201806317@fe.up.pt" text:style-name="Internet_20_link" text:visited-style-name="Visited_20_Internet_20_Link"><text:span text:style-name="T1">@fe.up.pt</text:span></text:a></text:p>
      <text:p text:style-name="P2">Davide Castro <text:s text:c="9"/>up2018…..@fe.up.p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2:27:36.897510456</meta:creation-date>
    <dc:date>2020-11-08T13:02:03.907640980</dc:date>
    <meta:editing-duration>PT3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" meta:word-count="19" meta:character-count="181" meta:non-whitespace-character-count="155"/>
  </office:meta>
</office:document-meta>
</file>